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50.91pt"/>
    </style:style>
    <style:style style:name="co18" style:family="table-column">
      <style:table-column-properties fo:break-before="auto" style:column-width="32.91pt"/>
    </style:style>
    <style:style style:name="co19" style:family="table-column">
      <style:table-column-properties fo:break-before="auto" style:column-width="108.9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5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2" table:default-cell-style-name="ce9"/>
        <table:table-column table:style-name="co18" table:default-cell-style-name="ce9"/>
        <table:table-column table:style-name="co19" table:default-cell-style-name="ce9"/>
        <table:table-column table:style-name="co5" table:default-cell-style-name="ce9"/>
        <table:table-column table:style-name="co20" table:default-cell-style-name="ce9"/>
        <table:table-column table:style-name="co7" table:default-cell-style-name="ce9"/>
        <table:table-column table:style-name="co8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08" table:default-cell-style-name="ce9"/>
        <table:table-column table:style-name="co12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800" calcext:value-type="float">
            <text:p>800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25000 energy storage. Produces 10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 Produces 5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loy 25 bomber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sile Defen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/s. Destroys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hibiou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 5 AA, 5 TP</text:p>
          </table:table-cell>
          <table:table-cell office:value-type="string" calcext:value-type="string">
            <text:p>1, 1,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duces 5 prime/s, 100 energy/s, 1000 prime storage, 1000 energy storage.</text:p>
          </table:table-cell>
          <table:table-cell table:number-columns-repeated="1008"/>
          <table:table-cell table:style-name="ce9" table:number-columns-repeated="2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1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4:06:51.0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4-28T14:23:35.934000000</dc:date>
    <meta:editing-duration>P29DT16H28M7S</meta:editing-duration>
    <meta:editing-cycles>3207</meta:editing-cycles>
    <meta:generator>LibreOffice/5.2.7.2$Windows_x86 LibreOffice_project/2b7f1e640c46ceb28adf43ee075a6e8b8439ed10</meta:generator>
    <meta:document-statistic meta:table-count="2" meta:cell-count="2320" meta:object-count="0"/>
  </office:meta>
</office:document-meta>
</file>